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 Case</text:p>
      <text:h text:style-name="Heading_20_4" text:outline-level="4">Objectiu del cas de prova</text:h>
      <text:p text:style-name="Text_20_body">L'objectiu d'aquest prova és verificar el correcte funcionament del cas d'ús de demanar <text:s/>pressupost contracte. Aquest cas d'ús té moltes similituds amb el cas d'ús de demanar pressupost ontracte ja que ambdos casos treballen amb els mateixos elements del sistema. Així doncs ens trobem davant un cas d'ús que també serà utilitzat no només pels empleats de l'empresa si no que també pels propis clients de l'empresa, és per això que es tindran que tindré en compte dos factors: per una banda és vital la estabilitat del sistema i per altra banda assegurar la seguretat de l'empresa davant <text:s/>utilitzacions no dessitjades del cas d'ús amb altres finalitats.</text:p>
      <text:p text:style-name="Text_20_body">La dificultat del cas d'ús fa que el conjunt de proves a realitzar sigui molt important i és per això que es trindrà que realitzar una priorització de les proves a realitzar realitzant primer totes aquelles en es que sigui més probable trobar un error o aquells que comprometin més el cas d'ús.</text:p>
      <text:h text:style-name="Heading_20_4" text:outline-level="4">Descripció del cas de prova</text:h>
      <text:p text:style-name="Text_20_body">Així doncs, per a comprovar el funcionament del cas d'us el que farem serà sometre'l a un gran nombre de proves que permetin avaluar el seu correcte funcionament davant un gran nombre de situacions. Les proves que és realitzin sobre el cas d'ús no poden ser qualsevols ja que el provar la totalitat dels casos és impossible, així que és tindrà que fer una sel·lecció adecuada, cercant aquellos casos en que més probabilitat és pot produir un error.</text:p>
      <text:p text:style-name="Text_20_body">Aquest seria la primera component de les proves sobre el cas d'ús. Tot i això com hem dit abans tendriem una segona part on el que provariem si és possible realitzar accions per a les que no ha estat realitzat el cas d'ús que puguin comprometre la seguretat del sistema.</text:p>
      <text:h text:style-name="Heading_20_4" text:outline-level="4">Condicions d’execució</text:h>
      <text:h text:style-name="Heading_20_5" text:outline-level="5">i. Precondicions</text:h>
      <text:p text:style-name="Text_20_body">Per a realitzar el conjunt de proves sobre aquest cas d'ús tendrem que partir d'un sistema estable en que el contingut de la base de dades sigui coherent. D'altra banda, per que fa al contingut de la base de dades el que farem serà començar amb un base de dades que contingui un baix nombre d'instancies i que a poc a poc que anem comprovant el funcionament del cas d'ús el nombre d'instancies vagi augmentant. El motiu que ho fem d'aquesta manera és degut a que el sistema reaccionarà de diferenta manera segons la capacitat que tingui per acceptar el contracte És per això que és necessari avaluar tot aquest seguit de situacions. </text:p>
      <text:h text:style-name="Heading_20_5" text:outline-level="5">ii. Inputs</text:h>
      <text:p text:style-name="Text_20_body">Com haviem dit abans no és possible provar tot el conjunt de casos possible. És per això que serà necessari escollir el conjunt de casos més representatius que ens permetin afirmar el correcte funcionament del sistema. Per a fer això, el conjunt de casos tindrà que incloure tots aquells que avaluin casos en els que existeixi una major possibilitat que és produeixi un error.</text:p>
      <text:p text:style-name="Text_20_body"><text:soft-page-break/>Paral·lament a aquestes dades tindrem que buscar un altre subconjunt que el que ens permeti sigui avaluar la seguretat del sistema. Aquest conjunt estarà format per totes aquelles proves que incloguin element susceptible de provocar una fallada de seguretat del sistema</text:p>
      <text:h text:style-name="Heading_20_5" text:outline-level="5">iii. Punts d’observació i control</text:h>
      <text:p text:style-name="Text_20_body">Per avaluar el resultat de les proves del sistema ens tindrem que centrar en observar <text:s/>d'una banda les modificacions que és produiran en la base de dades, que en aquest cas és tractaran d'insercions. D'altra banda és tindrà que observar si les respostes que dona el sistema a l'usuari són correctes respecte a la carrega que té al sistema. Per avaluar aquest fet serà necessari coneixer en cada moment quina és la carrega actual del sistema i avaluar manualment si el resultat aportat pel sistema és correspon realment amb la realitat.</text:p>
      <text:h text:style-name="Heading_20_5" text:outline-level="5">iv. Resultats esperats</text:h>
      <text:p text:style-name="Text_20_body">Els resultats esperat per la prova és un sistema que després de l'execució del cas d'ús mantengui l'estabilitat i permeti continuar l'execució del sistema. <text:s text:c="2"/>Per altra banda esperem que el sistema sigui capaç de respondre correctament a cada nova peticio de pressupost d'un contracte: entenem correctament que el sistema retorni un nou pressupost en cas que és reuneixin tot el seguit de condicions per acceptar <text:s/>el pressupost i com incorrecte aquells casos en que no és reuneix alguna de les condicions per a que es pugui realitzar.</text:p>
      <text:p text:style-name="Text_20_body">D'altra banda esperem que el cas d'ús sigui rebust i no pugui ser utilitzat per accedir a dades de tot el sistema o qualsevol altra cosa que no estigui considerada dins el cas d'ús.</text:p>
      <text:h text:style-name="Heading_20_5" text:outline-level="5">v. Postcondicions</text:h>
      <text:p text:style-name="Text_20_body">El sistema ha d'acabar en un estat totalment estable, estenguent com a estable un estat en que la informació introduida dins el sistema realment és correspon amb la que realment hi tendria que haver-hi i que permeti amb el funcionament normal de tot 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9T17:35:41</dc:date>
    <dc:language>es-ES</dc:language>
    <meta:editing-cycles>44</meta:editing-cycles>
    <meta:editing-duration>PT7H56M16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20" meta:word-count="792" meta:character-count="4633"/>
  </office:meta>
</office:document-meta>
</file>